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3.915cm" fo:margin-left="3.097cm" fo:margin-right="1.162cm" table:align="margins"/>
    </style:style>
    <style:style style:name="Tabla1.A" style:family="table-column">
      <style:table-column-properties style:column-width="5.98cm" style:rel-column-width="28161*"/>
    </style:style>
    <style:style style:name="Tabla1.B" style:family="table-column">
      <style:table-column-properties style:column-width="3.043cm" style:rel-column-width="14329*"/>
    </style:style>
    <style:style style:name="Tabla1.C" style:family="table-column">
      <style:table-column-properties style:column-width="3.016cm" style:rel-column-width="14205*"/>
    </style:style>
    <style:style style:name="Tabla1.D" style:family="table-column">
      <style:table-column-properties style:column-width="1.877cm" style:rel-column-width="8840*"/>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B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left="0.002cm solid #000000" fo:border-right="none" fo:border-top="none" fo:border-bottom="0.002cm solid #000000"/>
    </style:style>
    <style:style style:name="P1" style:family="paragraph" style:parent-style-name="Standard">
      <style:text-properties style:font-name="Times New Roman" fo:font-size="11pt" style:text-underline-style="solid" style:text-underline-width="auto" style:text-underline-color="font-color" fo:font-weight="bold" style:font-size-asian="11pt" style:font-weight-asian="bold" style:font-size-complex="11pt"/>
    </style:style>
    <style:style style:name="P2" style:family="paragraph" style:parent-style-name="Standard">
      <style:text-properties style:font-name="Times New Roman" fo:font-size="11pt" style:font-size-asian="11pt" style:font-size-complex="11pt"/>
    </style:style>
    <style:style style:name="P3" style:family="paragraph" style:parent-style-name="Standard">
      <style:paragraph-properties fo:text-align="end" style:justify-single-word="false"/>
      <style:text-properties style:font-name="Times New Roman" fo:font-size="11pt" fo:font-weight="bold" style:font-size-asian="11pt" style:font-weight-asian="bold" style:font-size-complex="11pt" style:font-weight-complex="bold"/>
    </style:style>
    <style:style style:name="P4" style:family="paragraph" style:parent-style-name="Standard">
      <style:paragraph-properties fo:margin-left="1.249cm" fo:margin-right="0cm" fo:text-indent="0cm" style:auto-text-indent="false"/>
      <style:text-properties style:font-name="Times New Roman" fo:font-size="11pt" style:font-size-asian="11pt" style:font-name-complex="Courier New" style:font-size-complex="11pt"/>
    </style:style>
    <style:style style:name="P5" style:family="paragraph" style:parent-style-name="Text_20_body">
      <style:paragraph-properties fo:text-align="end" style:justify-single-word="false"/>
      <style:text-properties style:font-name="Times New Roman" fo:font-size="11pt" fo:font-weight="bold" style:font-size-asian="11pt" style:font-weight-asian="bold" style:font-size-complex="11pt" style:font-weight-complex="bold"/>
    </style:style>
    <style:style style:name="P6" style:family="paragraph" style:parent-style-name="Text_20_body">
      <style:paragraph-properties fo:text-align="start" style:justify-single-word="false"/>
    </style:style>
    <style:style style:name="P7" style:family="paragraph" style:parent-style-name="Standard">
      <style:paragraph-properties fo:margin-left="1.251cm" fo:margin-right="0cm" fo:text-indent="0cm" style:auto-text-indent="false"/>
      <style:text-properties style:font-name="Times New Roman" fo:font-size="11pt" style:font-size-asian="11pt" style:font-size-complex="11pt"/>
    </style:style>
    <style:style style:name="P8" style:family="paragraph" style:parent-style-name="Standard">
      <style:paragraph-properties fo:margin-left="1.251cm" fo:margin-right="0cm" fo:text-indent="0cm" style:auto-text-indent="false"/>
      <style:text-properties style:font-name="Times New Roman" fo:font-size="11pt" fo:font-weight="normal" style:font-size-asian="11pt" style:font-weight-asian="normal" style:font-name-complex="Courier New" style:font-size-complex="11pt" style:font-weight-complex="normal"/>
    </style:style>
    <style:style style:name="P9" style:family="paragraph" style:parent-style-name="Table_20_Contents">
      <style:text-properties style:font-name="Times New Roman" fo:font-size="11pt" style:font-size-asian="11pt" style:font-size-complex="11pt"/>
    </style:style>
    <style:style style:name="P10" style:family="paragraph" style:parent-style-name="Standard" style:master-page-name="Standard">
      <style:paragraph-properties fo:text-align="center" style:justify-single-word="false" style:page-number="auto"/>
      <style:text-properties style:font-name="Times New Roman" fo:font-size="11pt" style:text-underline-style="none" fo:font-weight="normal" style:font-size-asian="11pt" style:font-weight-asian="normal" style:font-size-complex="11pt"/>
    </style:style>
    <style:style style:name="P11" style:family="paragraph" style:parent-style-name="Standard" style:list-style-name="WW8Num12"/>
    <style:style style:name="P12" style:family="paragraph" style:parent-style-name="Standard" style:list-style-name="WW8Num12">
      <style:text-properties style:font-name="Times New Roman" fo:font-size="11pt" style:font-size-asian="11pt" style:font-size-complex="11pt"/>
    </style:style>
    <style:style style:name="P13" style:family="paragraph" style:parent-style-name="Standard" style:list-style-name="WW8Num12">
      <style:paragraph-properties>
        <style:tab-stops>
          <style:tab-stop style:position="16.411cm"/>
        </style:tab-stops>
      </style:paragraph-properties>
      <style:text-properties style:font-name="Times New Roman" fo:font-size="11pt" style:font-size-asian="11pt" style:font-size-complex="11pt"/>
    </style:style>
    <style:style style:name="P14" style:family="paragraph" style:parent-style-name="Standard" style:list-style-name="WW8Num8">
      <style:text-properties style:font-name="Times New Roman" fo:font-size="11pt" style:font-size-asian="11pt" style:font-size-complex="11pt"/>
    </style:style>
    <style:style style:name="P15" style:family="paragraph" style:parent-style-name="Standard" style:list-style-name="WW8Num6">
      <style:text-properties style:font-name="Times New Roman" fo:font-size="11pt" style:font-size-asian="11pt" style:font-name-complex="Courier New" style:font-size-complex="11pt"/>
    </style:style>
    <style:style style:name="P16" style:family="paragraph" style:parent-style-name="Standard" style:list-style-name="WW8Num12">
      <style:text-properties style:font-name="Times New Roman" fo:font-size="11pt" fo:language="es" fo:country="ES" style:font-size-asian="11pt" style:font-size-complex="11pt"/>
    </style:style>
    <style:style style:name="P17" style:family="paragraph" style:parent-style-name="Standard" style:list-style-name="WW8Num12">
      <style:text-properties style:font-name="Times New Roman" fo:font-size="11pt" fo:font-weight="normal" style:font-size-asian="11pt" style:font-weight-asian="normal" style:font-size-complex="11pt" style:font-weight-complex="normal"/>
    </style:style>
    <style:style style:name="P18" style:family="paragraph" style:parent-style-name="Standard" style:list-style-name="WW8Num9">
      <style:paragraph-properties fo:margin-left="2.501cm" fo:margin-right="0cm" fo:text-indent="-0.635cm" style:auto-text-indent="false"/>
      <style:text-properties style:font-name="Times New Roman" fo:font-size="11pt" style:font-size-asian="11pt" style:font-size-complex="11pt"/>
    </style:style>
    <style:style style:name="P19" style:family="paragraph" style:parent-style-name="Standard">
      <style:paragraph-properties fo:margin-left="1.251cm" fo:margin-right="0cm" fo:text-indent="0cm" style:auto-text-indent="false"/>
      <style:text-properties style:font-name="Times New Roman" fo:font-size="11pt" fo:font-weight="normal" style:font-size-asian="11pt" style:font-weight-asian="normal" style:font-name-complex="Courier New" style:font-size-complex="11pt" style:font-weight-complex="normal"/>
    </style:style>
    <style:style style:name="P20" style:family="paragraph" style:parent-style-name="Standard" style:list-style-name="L2">
      <style:paragraph-properties fo:margin-left="2.408cm" fo:margin-right="0cm" fo:text-indent="-0.45cm" style:auto-text-indent="false">
        <style:tab-stops/>
      </style:paragraph-properties>
    </style:style>
    <style:style style:name="P21" style:family="paragraph" style:parent-style-name="Standard" style:list-style-name="L3">
      <style:paragraph-properties fo:margin-left="2.408cm" fo:margin-right="0cm" fo:text-indent="-0.45cm" style:auto-text-indent="false">
        <style:tab-stops/>
      </style:paragraph-properties>
      <style:text-properties style:font-name="Times New Roman" fo:font-size="11pt" style:font-size-asian="11pt" style:font-size-complex="11pt"/>
    </style:style>
    <style:style style:name="P22" style:family="paragraph" style:parent-style-name="Standard" style:list-style-name="L4">
      <style:paragraph-properties fo:margin-left="2.54cm" fo:margin-right="0cm" fo:margin-top="0cm" fo:margin-bottom="0cm" fo:text-indent="-0.635cm" style:auto-text-indent="false">
        <style:tab-stops>
          <style:tab-stop style:position="-0.318cm"/>
          <style:tab-stop style:position="0.953cm"/>
        </style:tab-stops>
      </style:paragraph-properties>
      <style:text-properties style:font-name="Times New Roman" fo:font-size="11pt" style:text-underline-style="none" fo:font-weight="normal" style:font-size-asian="11pt" style:font-weight-asian="normal" style:font-size-complex="11pt"/>
    </style:style>
    <style:style style:name="P23" style:family="paragraph" style:parent-style-name="Standard" style:list-style-name="L5">
      <style:paragraph-properties fo:margin-left="1.323cm" fo:margin-right="0cm" fo:text-indent="-1.244cm" style:auto-text-indent="false" fo:break-before="page">
        <style:tab-stops/>
      </style:paragraph-properties>
      <style:text-properties style:font-name="Courier New1" fo:font-size="10pt" fo:language="es" fo:country="ES" style:font-name-asian="Courier New1" style:font-size-asian="10pt" style:font-name-complex="Courier New1" style:font-size-complex="10pt"/>
    </style:style>
    <style:style style:name="P24" style:family="paragraph" style:parent-style-name="Standard">
      <style:paragraph-properties fo:margin-left="1.323cm" fo:margin-right="0cm" fo:text-indent="-1.244cm" style:auto-text-indent="false" fo:break-before="page" style:text-autospace="none">
        <style:tab-stops/>
      </style:paragraph-properties>
      <style:text-properties style:font-name="Courier New1" fo:font-size="10pt" fo:language="es" fo:country="ES" style:font-name-asian="Courier New1" style:font-size-asian="10pt" style:font-name-complex="Courier New1" style:font-size-complex="10pt"/>
    </style:style>
    <style:style style:name="P25" style:family="paragraph" style:parent-style-name="Standard" style:list-style-name="L5">
      <style:paragraph-properties fo:margin-left="1.323cm" fo:margin-right="0cm" fo:text-indent="-1.244cm" style:auto-text-indent="false" style:text-autospace="none">
        <style:tab-stops/>
      </style:paragraph-properties>
      <style:text-properties style:font-name="Courier New1" fo:font-size="10pt" fo:language="es" fo:country="ES" style:font-name-asian="Courier New1" style:font-size-asian="10pt" style:font-name-complex="Courier New1" style:font-size-complex="10pt"/>
    </style:style>
    <style:style style:name="P26" style:family="paragraph" style:parent-style-name="Standard">
      <style:paragraph-properties fo:margin-left="1.323cm" fo:margin-right="0cm" fo:text-indent="-1.244cm" style:auto-text-indent="false" style:text-autospace="none">
        <style:tab-stops/>
      </style:paragraph-properties>
      <style:text-properties style:font-name="Courier New1" fo:font-size="10pt" fo:language="es" fo:country="ES" style:font-name-asian="Courier New1" style:font-size-asian="10pt" style:font-name-complex="Courier New1" style:font-size-complex="10pt"/>
    </style:style>
    <style:style style:name="P27" style:family="paragraph" style:parent-style-name="Standard" style:list-style-name="L5">
      <style:paragraph-properties fo:margin-left="1.323cm" fo:margin-right="0cm" fo:text-indent="-1.244cm" style:auto-text-indent="false" style:text-autospace="none">
        <style:tab-stops/>
      </style:paragraph-properties>
      <style:text-properties style:font-name="Courier New1" fo:font-size="10pt" fo:language="es" fo:country="ES" fo:font-weight="normal" style:font-name-asian="Courier New1" style:font-size-asian="10pt" style:font-weight-asian="normal" style:font-name-complex="Courier New1" style:font-size-complex="10pt" style:font-weight-complex="normal"/>
    </style:style>
    <style:style style:name="P28" style:family="paragraph" style:parent-style-name="Text_20_body" style:list-style-name="WW8Num12">
      <style:paragraph-properties fo:text-align="start" style:justify-single-word="false"/>
      <style:text-properties style:font-name="Times New Roman" fo:font-size="11pt" fo:font-weight="normal" style:font-size-asian="11pt" style:font-weight-asian="normal" style:font-size-complex="11pt" style:font-weight-complex="normal"/>
    </style:style>
    <style:style style:name="P29" style:family="paragraph" style:parent-style-name="Text_20_body" style:list-style-name="WW8Num12">
      <style:paragraph-properties fo:text-align="start" style:justify-single-word="false"/>
      <style:text-properties style:font-name="Times New Roman" fo:font-size="11pt" style:font-size-asian="11pt" style:font-size-complex="11pt"/>
    </style:style>
    <style:style style:name="P30" style:family="paragraph" style:parent-style-name="Text_20_body" style:list-style-name="L1"/>
    <style:style style:name="P31" style:family="paragraph" style:parent-style-name="Text_20_body" style:list-style-name="WW8Num12">
      <style:paragraph-properties fo:text-align="start" style:justify-single-word="false"/>
    </style:style>
    <style:style style:name="P32" style:family="paragraph" style:parent-style-name="Text_20_body" style:list-style-name="L1">
      <style:paragraph-properties fo:margin-top="0cm" fo:margin-bottom="0cm"/>
    </style:style>
    <style:style style:name="P33" style:family="paragraph" style:parent-style-name="Text_20_body" style:list-style-name="L4">
      <style:paragraph-properties fo:margin-left="2.54cm" fo:margin-right="0cm" fo:margin-top="0cm" fo:margin-bottom="0cm" fo:text-align="start" style:justify-single-word="false" fo:text-indent="-0.635cm" style:auto-text-indent="false">
        <style:tab-stops>
          <style:tab-stop style:position="-0.318cm"/>
          <style:tab-stop style:position="0.953cm"/>
        </style:tab-stops>
      </style:paragraph-properties>
      <style:text-properties style:font-name="Times New Roman" fo:font-size="11pt" style:text-underline-style="none" fo:font-weight="normal" style:font-size-asian="11pt" style:font-weight-asian="normal" style:font-size-complex="11pt"/>
    </style:style>
    <style:style style:name="P34" style:family="paragraph" style:parent-style-name="Texto_20_sin_20_formato" style:list-style-name="WW8Num12">
      <style:paragraph-properties fo:text-align="justify" style:justify-single-word="false"/>
      <style:text-properties style:font-name="Times New Roman" fo:font-size="11pt" style:font-size-asian="11pt" style:font-size-complex="11pt"/>
    </style:style>
    <style:style style:name="T1" style:family="text">
      <style:text-properties fo:color="#000000" style:font-name="Times New Roman" fo:font-size="11pt" style:font-size-asian="11pt" style:font-size-complex="11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imes New Roman" fo:font-size="11pt" style:font-size-asian="11pt" style:font-size-complex="11pt"/>
    </style:style>
    <style:style style:name="T5" style:family="text">
      <style:text-properties style:font-name="Times New Roman" fo:font-size="11pt" style:text-underline-style="none" fo:font-weight="normal" style:font-size-asian="11pt" style:font-weight-asian="normal" style:font-size-complex="11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361cm" fo:text-indent="-0.635cm" fo:margin-left="8.3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96cm" fo:text-indent="-0.635cm" fo:margin-left="8.996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º Examen Asignatura Lenguaje de marcas. </text:p>
      <text:p text:style-name="P1"/>
      <text:p text:style-name="P1">Nombre y Apellidos :<text:tab/><text:tab/><text:tab/><text:tab/><text:tab/><text:tab/> <text:s text:c="38"/>Fecha:<text:tab/> <text:s text:c="23"/></text:p>
      <text:p text:style-name="P2"/>
      <text:list xml:id="list29492347" text:style-name="WW8Num12">
        <text:list-item>
          <text:p text:style-name="P29">¿Qué formas hay de insertar estilos en un documento html? </text:p>
        </text:list-item>
      </text:list>
      <text:p text:style-name="P5">0,5 ptos</text:p>
      <text:list xml:id="list29527856" text:continue-numbering="true" text:style-name="WW8Num12">
        <text:list-item>
          <text:p text:style-name="P12">Escribe el código necesario para crear la siguiente tabla en XHTML</text:p>
        </text:list-item>
      </text:list>
      <text:p text:style-name="P2"/>
      <table:table table:name="Tabla1" table:style-name="Tabla1">
        <table:table-column table:style-name="Tabla1.A"/>
        <table:table-column table:style-name="Tabla1.B"/>
        <table:table-column table:style-name="Tabla1.C"/>
        <table:table-column table:style-name="Tabla1.D"/>
        <table:table-row>
          <table:table-cell table:style-name="Tabla1.A1" table:number-rows-spanned="2" office:value-type="string">
            <text:p text:style-name="P9"/>
          </table:table-cell>
          <table:table-cell table:style-name="Tabla1.B1" table:number-columns-spanned="3" office:value-type="string">
            <text:p text:style-name="P9"/>
          </table:table-cell>
          <table:covered-table-cell/>
          <table:covered-table-cell/>
        </table:table-row>
        <table:table-row>
          <table:covered-table-cell/>
          <table:table-cell table:style-name="Tabla1.B2" table:number-columns-spanned="3" office:value-type="string">
            <text:p text:style-name="P9"/>
          </table:table-cell>
          <table:covered-table-cell/>
          <table:covered-table-cell/>
        </table:table-row>
        <table:table-row>
          <table:table-cell table:style-name="Tabla1.A3" office:value-type="string">
            <text:p text:style-name="P9"/>
          </table:table-cell>
          <table:table-cell table:style-name="Tabla1.A3" office:value-type="string">
            <text:p text:style-name="P9"/>
          </table:table-cell>
          <table:table-cell table:style-name="Tabla1.A3" office:value-type="string">
            <text:p text:style-name="P9"/>
          </table:table-cell>
          <table:table-cell table:style-name="Tabla1.B2" office:value-type="string">
            <text:p text:style-name="P9"/>
          </table:table-cell>
        </table:table-row>
      </table:table>
      <text:p text:style-name="P3"/>
      <text:p text:style-name="P3">1 pto</text:p>
      <text:list xml:id="list29523494" text:continue-numbering="true" text:style-name="WW8Num12">
        <text:list-item>
          <text:p text:style-name="P12">Diseñar un documento XML válido que permita estructurar la información para permitir su gestión informática de un museo. Aplicarlo al Museo de Prado sabiendo que:</text:p>
          <text:list>
            <text:list-item>
              <text:p text:style-name="P11">Nombre del Museo: Museo del Prado.</text:p>
            </text:list-item>
            <text:list-item>
              <text:p text:style-name="P12">Su horario de visitas es: <text:s/>De lunes a sábado de 10.00 a 20.00h. Domingos y festivos de 10.00 a 19.00h</text:p>
            </text:list-item>
            <text:list-item>
              <text:p text:style-name="P12">Precio de entrada: </text:p>
            </text:list-item>
          </text:list>
        </text:list-item>
      </text:list>
      <text:list xml:id="list29493446" text:style-name="L1">
        <text:list-item>
          <text:list>
            <text:list-item>
              <text:p text:style-name="P32">General: 12 € </text:p>
            </text:list-item>
            <text:list-item>
              <text:p text:style-name="P32">General + ejemplar guía oficial: 22 € </text:p>
            </text:list-item>
            <text:list-item>
              <text:p text:style-name="P32">Reducida: 6 € </text:p>
            </text:list-item>
            <text:list-item>
              <text:p text:style-name="P30">Gratuita: 0 € </text:p>
            </text:list-item>
          </text:list>
        </text:list-item>
      </text:list>
      <text:list xml:id="list29527789" text:continue-list="list29523494" text:style-name="WW8Num12">
        <text:list-item>
          <text:list>
            <text:list-item>
              <text:p text:style-name="P12">Tiene los siguientes cuadros:</text:p>
            </text:list-item>
          </text:list>
        </text:list-item>
      </text:list>
      <text:list xml:id="list29489224" text:style-name="L2">
        <text:list-item>
          <text:p text:style-name="P20"><text:span text:style-name="T4">Título:La familia de Carlos IV. Num. de catálogo:</text:span>P00726. Autor: Francisco de Goya y Lucientes. <text:s/>Cronología:1800. Técnica::Óleo. Soporte: Lienzo. Medidas:280 cm x 336 cm. Tema:Retrato. Expuesto: Si</text:p>
        </text:list-item>
      </text:list>
      <text:list xml:id="list29477180" text:style-name="L3">
        <text:list-item>
          <text:p text:style-name="P21">Num. de catálogo: P01174. Autor:Diego Rodríguez de Silva y Velázquez. Título: Las meninas, o La familia de Felipe IV. Cronologías: Hacia 1656.Técnica: Óleo. Soporte:Lienzo. Medidas:318 cm x 276 cm. Tema: Retrato. Expuesto:Si.</text:p>
        </text:list-item>
      </text:list>
      <text:list xml:id="list29507346" text:continue-list="list29527789" text:style-name="WW8Num12">
        <text:list-item>
          <text:list>
            <text:list-item>
              <text:p text:style-name="P11">Hay que tener en cuenta que la información debe estar estructurada de forma que posteriormente se puedan seleccionar los datos de la forma más detallada. (cuadros por apellido del autor etc..). </text:p>
            </text:list-item>
            <text:list-item>
              <text:p text:style-name="P11">El número de catálogo debe ser un atributo y debe aparecer algún elemento vacío.</text:p>
            </text:list-item>
          </text:list>
        </text:list-item>
      </text:list>
      <text:p text:style-name="P6"/>
      <text:p text:style-name="P5">1,5 pto</text:p>
      <text:list xml:id="list29512947" text:continue-numbering="true" text:style-name="WW8Num12">
        <text:list-item>
          <text:p text:style-name="P31"><text:span text:style-name="T4"><text:s/></text:span><text:span text:style-name="T5">Analiza linea por linea los <text:s/>siguientes código, para posteriormente:</text:span></text:p>
        </text:list-item>
      </text:list>
      <text:list xml:id="list29492329" text:style-name="L4">
        <text:list-item>
          <text:p text:style-name="P22">Dar un esquema lo más fiel posible a como quedarían las paginas finalmente: <text:span text:style-name="T2">(1 pto)</text:span></text:p>
        </text:list-item>
        <text:list-item>
          <text:p text:style-name="P22">Explica el contenido de las líneas 1 a 10 del documento, para que sirve cada una de ellas. <text:span text:style-name="T2">(1 pto)</text:span></text:p>
        </text:list-item>
        <text:list-item>
          <text:p text:style-name="P33">Encuentra en el código qué errores de valización contiene analizado con XHTML pero que son válidos en HTML. Corrigelos y explica en qué consiste el error, apuntar como máximo 3 errores de cada tipo. <text:span text:style-name="T2">(0,5 ptos)</text:span></text:p>
        </text:list-item>
        <text:list-item>
          <text:p text:style-name="P33">Encuentra en el código 3 errores en el código tanto en HTML como en XHTML. Explica en qué consiste el error y como se corregiría. <text:span text:style-name="T2">(0,5 ptos)</text:span></text:p>
        </text:list-item>
      </text:list>
      <text:p text:style-name="P5"><text:s/></text:p>
      <text:list xml:id="list29483908" text:style-name="L5">
        <text:list-item>
          <text:p text:style-name="P23">&lt;!DOCTYPE html PUBLIC "-//W3C//DTD XHTML 1.0 Transitional//EN" "http://www.w3.org/TR/xhtml1/DTD/xhtml1-transitional.dtd"&gt;</text:p>
        </text:list-item>
        <text:list-item>
          <text:p text:style-name="P25">&lt;html&gt;</text:p>
        </text:list-item>
        <text:list-item>
          <text:p text:style-name="P25">&lt;head&gt;&lt;title&gt;examen&lt;/title&gt;</text:p>
        </text:list-item>
        <text:list-item>
          <text:p text:style-name="P25">&lt;style type="text/css"&gt;</text:p>
        </text:list-item>
        <text:list-item>
          <text:p text:style-name="P25">body {font-size:62.5%;font-family:Arial,sans-serif;color:#fff;background:#000}</text:p>
        </text:list-item>
        <text:list-item>
          <text:p text:style-name="P25">div.content_1 {float:left;width:18%;padding:0px;}</text:p>
        </text:list-item>
        <text:list-item>
          <text:p text:style-name="P25">div.content_2 {float:left; width:78%;border-left:2px solid;padding-left:20px;}</text:p>
        </text:list-item>
        <text:list-item>
          <text:p text:style-name="P25">div.content_3 {width:90%; border-top:1px dotted;border-color:#00f;margin:20px;}</text:p>
        </text:list-item>
        <text:list-item>
          <text:p text:style-name="P25">div.content_1 img {width:90%;}</text:p>
        </text:list-item>
        <text:list-item>
          <text:p text:style-name="P25">&lt;/style&gt;</text:p>
        </text:list-item>
        <text:list-item>
          <text:p text:style-name="P25">&lt;/head&gt;</text:p>
        </text:list-item>
        <text:list-item>
          <text:p text:style-name="P25">&lt;body&gt;</text:p>
        </text:list-item>
        <text:list-item>
          <text:p text:style-name="P25">&lt;div class="content_1"&gt;&lt;img src="image.jpeg"&gt;&lt;/div&gt;</text:p>
        </text:list-item>
        <text:list-item>
          <text:p text:style-name="P25">&lt;div class="content_2"&gt;</text:p>
        </text:list-item>
        <text:list-item>
          <text:p text:style-name="P25">&lt;h1 &gt;Uso de las redes sociales en nuestro centro&lt;/h1&gt;</text:p>
        </text:list-item>
        <text:list-item>
          <text:p text:style-name="P25">&lt;div&gt;Encuesta para conocer el uso de la redes sociales entre los estudiantes del IES de Saladillo</text:p>
        </text:list-item>
        <text:list-item>
          <text:p text:style-name="P25">&lt;/div&gt;</text:p>
        </text:list-item>
        <text:list-item>
          <text:p text:style-name="P25">&lt;hr&gt;</text:p>
        </text:list-item>
        <text:list-item>
          <text:p text:style-name="P25">&lt;div &gt;*Obligatorio&lt;/div&gt;</text:p>
        </text:list-item>
        <text:list-item>
          <text:p text:style-name="P27">&lt;/hr&gt;</text:p>
        </text:list-item>
        <text:list-item>
          <text:p text:style-name="P25">&lt;div &gt;&lt;form action=”https://docs.google.com" method="POST" id="ss-form"&gt;</text:p>
        </text:list-item>
        <text:list-item>
          <text:p text:style-name="P25">&lt;br&gt;</text:p>
        </text:list-item>
        <text:list-item>
          <text:p text:style-name="P25">&lt;div&gt; ¿A qué curso vas?</text:p>
        </text:list-item>
        <text:list-item>
          <text:p text:style-name="P25">&lt;span&gt;*&lt;/span&gt; </text:p>
        </text:list-item>
        <text:list-item>
          <text:p text:style-name="P25"><text:s/>Despliega la pestaña para elegir </text:p>
        </text:list-item>
        <text:list-item>
          <text:p text:style-name="P25">&lt;select name="entry.0" id="entry_0"&gt;</text:p>
        </text:list-item>
        <text:list-item>
          <text:p text:style-name="P25">&lt;option value="1º"&gt;1º&lt;/option&gt; </text:p>
        </text:list-item>
        <text:list-item>
          <text:p text:style-name="P25">&lt;option value="2º"&gt;2º&lt;/option&gt;</text:p>
        </text:list-item>
        <text:list-item>
          <text:p text:style-name="P25">&lt;option value="3º"&gt;3º&lt;/option&gt; </text:p>
        </text:list-item>
        <text:list-item>
          <text:p text:style-name="P25">&lt;option value="4º"&gt;4º&lt;/option&gt; </text:p>
        </text:list-item>
        <text:list-item>
          <text:p text:style-name="P25">&lt;option value="Bachillerato"&gt;Bachillerato&lt;/option&gt;</text:p>
        </text:list-item>
        <text:list-item>
          <text:p text:style-name="P25">&lt;/select&gt;&lt;/div&gt;</text:p>
        </text:list-item>
        <text:list-item>
          <text:p text:style-name="P25">&lt;br&gt; </text:p>
        </text:list-item>
        <text:list-item>
          <text:p text:style-name="P25">&lt;div&gt; ¿Eres chico o chica?</text:p>
        </text:list-item>
        <text:list-item>
          <text:p text:style-name="P25">&lt;span&gt;*&lt;/span&gt; </text:p>
        </text:list-item>
        <text:list-item>
          <text:p text:style-name="P25">&lt;select name="entry.1" id="entry_1"&gt;</text:p>
        </text:list-item>
        <text:list-item>
          <text:p text:style-name="P25">&lt;option value="Chico"&gt;Chico&lt;/option&gt; </text:p>
        </text:list-item>
        <text:list-item>
          <text:p text:style-name="P25">&lt;option value="Chica"&gt;Chica&lt;/option&gt;</text:p>
        </text:list-item>
        <text:list-item>
          <text:p text:style-name="P25">&lt;/select&gt;&lt;/div&gt;</text:p>
        </text:list-item>
        <text:list-item>
          <text:p text:style-name="P25">&lt;br&gt; </text:p>
        </text:list-item>
        <text:list-item>
          <text:p text:style-name="P25">&lt;div&gt; ¿En qué redes sociales tienes creado un perfil?</text:p>
        </text:list-item>
        <text:list-item>
          <text:p text:style-name="P25">&lt;span&gt;*&lt;/span&gt; </text:p>
        </text:list-item>
        <text:list-item>
          <text:p text:style-name="P25">&lt;ul&gt;&lt;li&gt;&lt;input name="entry.2.group" value="Facebook" id="group_2_1" type="checkbox" &gt;</text:p>
        </text:list-item>
        <text:list-item>
          <text:p text:style-name="P25">Facebook &lt;/li&gt; </text:p>
        </text:list-item>
        <text:list-item>
          <text:p text:style-name="P25">&lt;li&gt;&lt;input name="entry.2.group" value="Tuenti" id="group_2_2" type="checkbox"&gt;</text:p>
        </text:list-item>
        <text:list-item>
          <text:p text:style-name="P25">Tuenti &lt;/li&gt; </text:p>
        </text:list-item>
        <text:list-item>
          <text:p text:style-name="P25">&lt;li&gt; &lt;input name="entry.2.group" value="Twitter" id="group_2_3" type="checkbox"&gt;</text:p>
        </text:list-item>
        <text:list-item>
          <text:p text:style-name="P25">Twitter &lt;/li&gt; </text:p>
        </text:list-item>
        <text:list-item>
          <text:p text:style-name="P25">&lt;li <text:s/>&gt; &lt;input name="entry.2.group" value="Gogle Plus" id="group_2_4" type="checkbox"&gt;</text:p>
        </text:list-item>
        <text:list-item>
          <text:p text:style-name="P25">Gogle Plus &lt;/li&gt; </text:p>
        </text:list-item>
        <text:list-item>
          <text:p text:style-name="P25">&lt;li <text:s/>&gt; &lt;input name="entry.2.group" value="Ninguna" id="group_2_5" type="checkbox"&gt;</text:p>
        </text:list-item>
        <text:list-item>
          <text:p text:style-name="P25">Ninguna &lt;/li&gt;</text:p>
        </text:list-item>
        <text:list-item>
          <text:p text:style-name="P25">&lt;li &gt;&lt;input name="entry.2.group" value="__option__" <text:s text:c="2"/>id="other_option:2" type="checkbox" checked&gt;</text:p>
        </text:list-item>
        <text:list-item>
          <text:p text:style-name="P25"><text:s/>Otro: </text:p>
        </text:list-item>
        <text:list-item>
          <text:p text:style-name="P25">&lt;input name="entry.2.group.other_option_" value="" type="text"&gt;&lt;/li&gt;&lt;/ul&gt;&lt;/div&gt;</text:p>
        </text:list-item>
        <text:list-item>
          <text:p text:style-name="P25">&lt;br&gt; </text:p>
        </text:list-item>
        <text:list-item>
          <text:p text:style-name="P25">&lt;div&gt;</text:p>
        </text:list-item>
        <text:list-item>
          <text:p text:style-name="P25">¿Con qué frecuencia te conectas?</text:p>
        </text:list-item>
        <text:list-item>
          <text:p text:style-name="P25"><text:s/></text:p>
        </text:list-item>
        <text:list-item>
          <text:p text:style-name="P25">&lt;select name="entry.3" id="entry_3"&gt;</text:p>
        </text:list-item>
        <text:list-item>
          <text:p text:style-name="P25"><text:soft-page-break/>&lt;option value="Todos los días más de dos horas"&gt;Todos los días más de dos horas&lt;/option&gt;</text:p>
        </text:list-item>
        <text:list-item>
          <text:p text:style-name="P25">&lt;option value="Todos los días dos horas o menos"&gt;Todos los días dos horas o menos&lt;/option&gt;</text:p>
        </text:list-item>
        <text:list-item>
          <text:p text:style-name="P25">&lt;option value="Entre tres o cuatro días por semana"&gt;Entre tres o cuatro días por semana&lt;/option&gt; </text:p>
        </text:list-item>
        <text:list-item>
          <text:p text:style-name="P25">&lt;option value="Ocasionalmente"&gt;Ocasionalmente&lt;/option&gt;</text:p>
        </text:list-item>
        <text:list-item>
          <text:p text:style-name="P25">&lt;/select&gt;&lt;/div&gt;</text:p>
        </text:list-item>
        <text:list-item>
          <text:p text:style-name="P25">&lt;br&gt; &lt;div&gt;</text:p>
        </text:list-item>
        <text:list-item>
          <text:p text:style-name="P25"><text:s/>¿A qué red social te conectas más a menudo? ¿Cuál es tu favorita?</text:p>
        </text:list-item>
        <text:list-item>
          <text:p text:style-name="P25"><text:s/>&lt;select name="entry.4" <text:s/>&gt;</text:p>
        </text:list-item>
        <text:list-item>
          <text:p text:style-name="P25">&lt;option value="Facebook"&gt;Facebook&lt;/option&gt; </text:p>
        </text:list-item>
        <text:list-item>
          <text:p text:style-name="P25">&lt;option value="Tuenti"&gt;Tuenti&lt;/option&gt; </text:p>
        </text:list-item>
        <text:list-item>
          <text:p text:style-name="P25">&lt;option value="Google Plus"&gt;Google Plus&lt;/option&gt; </text:p>
        </text:list-item>
        <text:list-item>
          <text:p text:style-name="P25">&lt;option value="Tuenti"&gt;Tuenti&lt;/option&gt;</text:p>
        </text:list-item>
        <text:list-item>
          <text:p text:style-name="P25">&lt;/select&gt;&lt;/div&gt;</text:p>
        </text:list-item>
        <text:list-item>
          <text:p text:style-name="P25">&lt;br&gt; &lt;div&gt;</text:p>
        </text:list-item>
        <text:list-item>
          <text:p text:style-name="P25"><text:s/>¿Tienes activado algún tipo de seguridad en tu perfil (que no etiqueten tus fotos, que no se puedan descargar fotos subidas por ti...)?&lt;select name="entry.6 " id="entry_6"&gt;&lt;option value="Sí"&gt;Sí&lt;/option&gt; </text:p>
        </text:list-item>
        <text:list-item>
          <text:p text:style-name="P25">&lt;option value="No"&gt;No&lt;/option&gt;&lt;/select&gt;</text:p>
        </text:list-item>
        <text:list-item>
          <text:p text:style-name="P25">&lt;/div&gt;</text:p>
        </text:list-item>
        <text:list-item>
          <text:p text:style-name="P25">&lt;br&gt; &lt;div&gt;</text:p>
        </text:list-item>
        <text:list-item>
          <text:p text:style-name="P25"><text:s/>¿Te gustaría incorporar las redes sociales a tu vida académica, es decir, usar alguna red social en clase?</text:p>
        </text:list-item>
        <text:list-item>
          <text:p text:style-name="P25">&lt;select name="entry.7 " id="entry_7"&gt;</text:p>
        </text:list-item>
        <text:list-item>
          <text:p text:style-name="P25">&lt;option value=Sí&gt;Sí&lt;/option&gt;</text:p>
        </text:list-item>
        <text:list-item>
          <text:p text:style-name="P25">&lt;option value=No&gt;No&lt;/option&gt;&lt;/select&gt;</text:p>
        </text:list-item>
        <text:list-item>
          <text:p text:style-name="P25">&lt;/div&gt;</text:p>
        </text:list-item>
        <text:list-item>
          <text:p text:style-name="P25">&lt;br&gt; &lt;div&gt;</text:p>
        </text:list-item>
        <text:list-item>
          <text:p text:style-name="P25"><text:s/>Si la respuesta a la pregunta anterior es sí, describe brevemente cómo y por qué las incorporarías</text:p>
        </text:list-item>
        <text:list-item>
          <text:p text:style-name="P25">&lt;textarea name="entry.8 " rows="8" cols="75" id="entry_8"&gt;&lt;/textarea&gt;</text:p>
        </text:list-item>
        <text:list-item>
          <text:p text:style-name="P25">&lt;/div&gt;</text:p>
        </text:list-item>
        <text:list-item>
          <text:p text:style-name="P25">&lt;br&gt;</text:p>
        </text:list-item>
        <text:list-item>
          <text:p text:style-name="P25">&lt;div&gt;&lt;input name="submit" value="Enviar" type="submit"&gt;&lt;/div&gt;</text:p>
        </text:list-item>
        <text:list-item>
          <text:p text:style-name="P25">&lt;/form&gt;</text:p>
        </text:list-item>
        <text:list-item>
          <text:p text:style-name="P25">&lt;/div&gt;</text:p>
        </text:list-item>
        <text:list-item>
          <text:p text:style-name="P25">&lt;div class="content_3"&gt;</text:p>
        </text:list-item>
        <text:list-item>
          <text:p text:style-name="P25">&lt;span&gt;Con la tecnología de &lt;a href="http://docs.google.com"&gt;Google Docs&lt;/a&gt;&lt;/span&gt;</text:p>
        </text:list-item>
        <text:list-item>
          <text:p text:style-name="P25">&lt;span&gt;&lt;a href="https://docs.google.com/spreadsheet/"&gt;Informar sobre abusos&lt;/a&gt;</text:p>
        </text:list-item>
        <text:list-item>
          <text:p text:style-name="P25">&lt;a href="http://www.google.com/accounts/TOS"&gt;Condiciones del servicio&lt;/a&gt;</text:p>
        </text:list-item>
        <text:list-item>
          <text:p text:style-name="P25">&lt;a href="http://www.google.com/google-d-s/terms.html"&gt;Otros términos&lt;/a&gt;&lt;/span&gt;</text:p>
        </text:list-item>
        <text:list-item>
          <text:p text:style-name="P25">&lt;/div&gt;</text:p>
        </text:list-item>
        <text:list-item>
          <text:p text:style-name="P25">&lt;/div&gt;</text:p>
        </text:list-item>
        <text:list-item>
          <text:p text:style-name="P25">&lt;/html&gt;</text:p>
        </text:list-item>
      </text:list>
      <text:p text:style-name="P26"/>
      <text:p text:style-name="P24">errores html </text:p>
      <text:p text:style-name="P26">20 &lt;/hr&gt; no se cierra</text:p>
      <text:p text:style-name="P26">&lt;img &gt;alt</text:p>
      <text:p text:style-name="P26">&lt;checkbox&gt; con nombres iguales</text:p>
      <text:p text:style-name="P26">falta &lt;/body&gt;</text:p>
      <text:p text:style-name="P26">xhtml</text:p>
      <text:p text:style-name="P26">option si no sin comillas</text:p>
      <text:p text:style-name="P26">pots en mayusculas</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o_20_sin_20_formato" style:display-name="Texto sin formato" style:family="paragraph" style:parent-style-name="Standard">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Mangal"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43cm" fo:margin-bottom="0.931cm" fo:margin-left="1.48cm" fo:margin-right="1.34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 jose avila</meta:initial-creator>
    <meta:creation-date>2011-11-27T14:56:45.10</meta:creation-date>
    <dc:date>2013-12-04T09:36:46.08</dc:date>
    <dc:creator>mjose </dc:creator>
    <meta:editing-duration>P3DT17H24M59S</meta:editing-duration>
    <meta:editing-cycles>17</meta:editing-cycles>
    <meta:generator>OpenOffice.org/3.3$Win32 OpenOffice.org_project/330m20$Build-9567</meta:generator>
    <meta:document-statistic meta:table-count="1" meta:image-count="0" meta:object-count="0" meta:page-count="4" meta:paragraph-count="133" meta:word-count="843" meta:character-count="6321"/>
  </office:meta>
</office:document-meta>
</file>